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Mangal1" svg:font-family="Mangal"/>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0cm" style:auto-text-inden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da atardecer el televisor esforzaba noticias en blanco y negro. Las voces monótonas relataban, con indiferencia, el curso de la guerra. Enumeraban hechos lejanos e importantes. Joaquín, de seis años, perseguía fotos en la pantalla sobre hechos sangrientos. Le fascinaban las caras demacradas de los enemigos y las explosiones gloriosas. Su padre lo acompañaba en un sillón, mientras la abuela trajinaba en la cocina.</text:p>
      <text:p text:style-name="P1">La ventana de su cuarto coincidía con las sillas y taburetes de una esquina nocturna; donde los vecinos, y su padre, se reunían con historias exageradas. Desde su ventana escuchó cuentos de la guerra anterior. Escuchó promesas de la presente. Los hombres comentaban sobre los botines y las alambradas. Relataban historias de fuego y lágrimas. Héroes aturdidos ofendían las trincheras con paso seguro. Comandantes violentos mataban a los desertores por la espalda. Joaquín se adormecía con ensueños de fango y guerra. Se imaginaba acostado en su pozo, esperando la orden del avance, o vigilando las acometidas del enemigo.</text:p>
      <text:p text:style-name="P1">La guerra perduró durante su infancia y adolescencia. En el transcurso de la espera ocurrió la desconexión definitiva de la electricidad en la ciudad. <text:s/>Joaquín asistió, sin saberlo, al desahucio del país. Su ciudad se convirtió en un pequeño estado, rodeado por una empalizada, custodiada por los mismos habitantes. Con fascinación infantil, interrogó sobre la guerra a los milicianos de las patrullas. No pudo encontrar, en ninguno de ellos, el entusiasmo de su padre.</text:p>
      <text:p text:style-name="P1">Cuando cumplió los 16 años, tras robarle dinero a la abuela, se fugó de la casa. Partió hacia el oeste, donde estaba el combate de los ejércitos. Caminó un mes. Durmió al borde de los caminos. Una noche tres hombres lo asaltaron y robaron su poco dinero. Lo amarraron a un árbol y lo violaron. </text:p>
      <text:p text:style-name="P1">Joaquín amaneció indigno. Entumecido por las sogas, con los pantalones en los tobillos y las lágrimas secas en la cara. No se atrevió a seguir el camino del ejército. Tampoco se <text:soft-page-break/>sintió merecedor de la mirada de su padre. Caminó al norte.</text:p>
      <text:p text:style-name="P1">En un pueblo le ofrecieron trabajo para limpiar establos. Lo aceptó. No le pagaban, salvo por la comida y el techo. Vivió junto con los caballos por tres años. Tenía 20 cuando vio a sus violadores conversando con el patrón. Salió con un hacha a recuperar el honor. Los otros no lo reconocieron. Lo miraron con sorpresa y burla. Uno de ellos empuñó una pistola y le disparó en la rodilla.</text:p>
      <text:p text:style-name="P1">Convaleció muchos meses en un rincón del establo. El dueño fue indulgente con la historia del muchacho. Permitió que recuperara el uso, incompleto, de la pierna; pero luego le confesó que no podía quedarse. <text:s/>Los establos no aceptaban la cojera ni el deshonor. Las protestas de Joaquín fueron inútiles. El patrón le prometió discreción y lo recomendó para un trabajo de guardia en la frontera. No era el ejército; pero empuñaría un fusil.</text:p>
      <text:p text:style-name="P1">Joaquín arreció su amargura en una garita oxidada, acompañado por proscritos y cobardes. A veces escuchaba el estruendo remoto de la guerra. Llegó a ser comandante del escuadrón de la Zanja, aunque por poco tiempo. Su insistencia en agregar régimen militar casi le cuesta la vida, mediante emboscada y puñal.</text:p>
      <text:p text:style-name="P1">Tras el incidente, fue replegado a una posta lejana. Allí perdió la vida con su fusil debajo de la barba, una noche lluviosa y abandonada, sentado en la letr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Mangal1" svg:font-family="Mangal"/>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3T12:00:51.89</meta:creation-date>
    <dc:date>2011-11-18T15:20:18.52</dc:date>
    <meta:editing-duration>PT7H30M40S</meta:editing-duration>
    <meta:editing-cycles>71</meta:editing-cycles>
    <meta:generator>LibreOffice/3.3$Win32 LibreOffice_project/330m19$Build-6</meta:generator>
    <meta:document-statistic meta:table-count="0" meta:image-count="0" meta:object-count="0" meta:page-count="2" meta:paragraph-count="9" meta:word-count="556" meta:character-count="3332"/>
  </office:meta>
</office:document-meta>
</file>